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indoc/staticdialog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52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53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11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6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3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4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1" table:default-cell-style-name="ce46"/>
        <table:table-column table:style-name="co1" table:default-cell-style-name="ce69"/>
        <table:table-column table:style-name="co1" table:number-columns-repeated="1020" table:default-cell-style-name="ce46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11" office:value-type="string" calcext:value-type="string">
            <text:p>月末印刷</text:p>
          </table:table-cell>
          <table:table-cell table:style-name="ce1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51" table:number-columns-repeated="2"/>
          <table:table-cell table:style-name="ce13"/>
          <table:table-cell table:style-name="ce51" table:number-columns-repeated="1020"/>
        </table:table-row>
        <table:table-row table:style-name="ro2">
          <table:table-cell table:style-name="ce48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52" office:value-type="date" office:date-value="2018-08-26" calcext:value-type="date">
            <text:p>2018-8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48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53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53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48" office:value-type="string" calcext:value-type="string">
            <text:p>00051618</text:p>
          </table:table-cell>
          <table:table-cell/>
          <table:table-cell table:style-name="ce53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53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table:number-columns-repeated="3"/>
          <table:table-cell table:style-name="ce15"/>
          <table:table-cell table:style-name="ce7"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1" table:number-columns-repeated="947" table:default-cell-style-name="ce46"/>
        <table:table-column table:style-name="co1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48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69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70"/>
          <table:table-cell table:style-name="ce73" table:number-columns-repeated="2"/>
          <table:table-cell table:style-name="ce74"/>
          <table:table-cell table:style-name="ce76"/>
          <table:table-cell table:number-columns-repeated="1019"/>
        </table:table-row>
        <table:table-row table:style-name="ro2" table:number-rows-repeated="30">
          <table:table-cell table:style-name="ce71"/>
          <table:table-cell table:style-name="ce72" table:number-columns-repeated="2"/>
          <table:table-cell table:style-name="ce75"/>
          <table:table-cell table:style-name="ce77"/>
          <table:table-cell table:number-columns-repeated="1019"/>
        </table:table-row>
        <table:table-row table:style-name="ro2">
          <table:table-cell table:style-name="ce72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office:forms form:automatic-focus="false" form:apply-design-mode="false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8" table:default-cell-style-name="ce46"/>
        <table:table-column table:style-name="co9" table:number-columns-repeated="8" table:default-cell-style-name="ce46"/>
        <table:table-column table:style-name="co1" table:number-columns-repeated="955" table:default-cell-style-name="ce46"/>
        <table:table-column table:style-name="co1" table:number-columns-repeated="56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48" office:value-type="string" calcext:value-type="string">
            <text:p>00131570</text:p>
          </table:table-cell>
          <table:table-cell table:style-name="ce83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5" office:value-type="float" office:value="33" calcext:value-type="float">
            <text:p>33</text:p>
          </table:table-cell>
          <table:table-cell table:style-name="ce80" office:value-type="date" office:date-value="2018-08-01" calcext:value-type="date">
            <text:p>2018/08/01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9" calcext:value-type="float">
            <text:p>9</text:p>
          </table:table-cell>
          <table:table-cell table:style-name="ce72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9" table:number-columns-repeated="3"/>
          <table:table-cell table:style-name="ce75" office:value-type="float" office:value="33" calcext:value-type="float">
            <text:p>33</text:p>
          </table:table-cell>
          <table:table-cell table:style-name="ce77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10" table:default-cell-style-name="ce46"/>
        <table:table-column table:style-name="co1" table:number-columns-repeated="899" table:default-cell-style-name="ce46"/>
        <table:table-column table:style-name="co1" table:number-columns-repeated="120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48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2">
          <table:table-cell table:style-name="ce72" office:value-type="float" office:value="30" calcext:value-type="float">
            <text:p>30</text:p>
          </table:table-cell>
          <table:table-cell table:style-name="ce72" table:number-columns-repeated="2"/>
          <table:table-cell table:style-name="ce75"/>
          <table:table-cell table:style-name="ce84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72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office:forms form:automatic-focus="false" form:apply-design-mode="false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1" table:number-columns-repeated="899" table:default-cell-style-name="ce46"/>
        <table:table-column table:style-name="co1" table:number-columns-repeated="120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48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72" office:value-type="float" office:value="28" calcext:value-type="float">
            <text:p>28</text:p>
          </table:table-cell>
          <table:table-cell table:number-columns-repeated="2" table:style-name="ce72" office:value-type="float" office:value="30" calcext:value-type="float">
            <text:p>30</text:p>
          </table:table-cell>
          <table:table-cell table:style-name="ce75"/>
          <table:table-cell table:style-name="ce84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4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6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7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5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9" table:number-columns-repeated="3"/>
          <table:table-cell table:style-name="ce75"/>
          <table:table-cell table:style-name="ce89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72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Width": 195, "CheckBox1sate": 0, "OptionCheck": false, "CloseCheck": true, "Height": 81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85, "CloseCheck": true, "CheckBox1sate": 0, "Option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Width": 347, "OptionCheck": false, "CheckBox1sate": 0, "Height": 83, "CloseCheck": tru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14:31:23.36917394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8T16:04:06.790661256</dc:date>
    <meta:editing-duration>P1DT18H58M59S</meta:editing-duration>
    <meta:editing-cycles>485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86" meta:object-count="0"/>
  </office:meta>
</office:document-meta>
</file>